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81cm" fo:min-width="3.164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81cm" fo:min-width="2.46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81cm" fo:min-width="4.385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1.572cm" fo:min-width="2.522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1.571cm" fo:min-width="2.523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572cm" fo:min-width="2.52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6666ff" draw:textarea-horizontal-align="justify" draw:textarea-vertical-align="middle" draw:auto-grow-height="false" fo:min-height="5.15cm" fo:min-width="3.8cm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3.35cm" fo:min-width="3.8cm"/>
    </style:style>
    <style:style style:name="gr10" style:family="graphic" style:parent-style-name="standard">
      <style:graphic-properties draw:fill-color="#6666ff" draw:textarea-horizontal-align="justify" draw:textarea-vertical-align="middle" draw:auto-grow-height="false" fo:min-height="4.55cm" fo:min-width="3.8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0.85cm" fo:min-width="3.8cm"/>
    </style:style>
    <style:style style:name="gr12" style:family="graphic" style:parent-style-name="standard">
      <style:graphic-properties draw:fill-color="#6666ff" draw:textarea-horizontal-align="justify" draw:textarea-vertical-align="middle" draw:auto-grow-height="false" fo:min-height="1.25cm" fo:min-width="3.8cm"/>
    </style:style>
    <style:style style:name="gr13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weight="normal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3.664cm" svg:height="2.06cm" svg:x="8.236cm" svg:y="18.9cm">
          <text:p text:style-name="P1"><text:span text:style-name="T1">REPON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966cm" svg:height="2.06cm" svg:x="6.234cm" svg:y="2.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885cm" svg:height="2.06cm" svg:x="6.4cm" svg:y="10.7cm">
          <text:p text:style-name="P1"><text:span text:style-name="T1">QUES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966cm" svg:height="2.06cm" svg:x="16.4cm" svg:y="10.44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966cm" svg:height="2.06cm" svg:x="11.734cm" svg:y="2.64cm">
          <text:p text:style-name="P1"><text:span text:style-name="T1">RO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4.274cm" svg:height="2.576cm" svg:x="16.126cm" svg:y="4.5cm">
          <text:p text:style-name="P1">HAS</text:p>
          <text:p text:style-name="P1">1: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4.275cm" svg:height="2.575cm" svg:x="15.725cm" svg:y="17.525cm">
          <text:p text:style-name="P1">ANSWER</text:p>
          <text:p text:style-name="P1">1: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4.275cm" svg:height="2.576cm" svg:x="5.925cm" svg:y="14.5cm">
          <text:p text:style-name="P1">HAS</text:p>
          <text:p text:style-name="P1">1:N</text:p>
          <text:p text:style-name="P1">(All repons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4.274cm" svg:height="2.576cm" svg:x="11.926cm" svg:y="14.1cm">
          <text:p text:style-name="P1">ASK</text:p>
          <text:p text:style-name="P1">1: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4.275cm" svg:height="2.575cm" svg:x="6.084cm" svg:y="6.214cm">
          <text:p text:style-name="P1">HAS</text:p>
          <text:p text:style-name="P1">N: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6.2cm" svg:y1="15.388cm" svg:x2="16.4cm" svg:y2="11.47cm" draw:start-shape="id1" draw:start-glue-point="10" draw:end-shape="id2" draw:end-glue-point="3" svg:d="M16200 15388h502v-2088h-803v-1830h501" svg:viewBox="0 0 804 3919">
          <text:p/>
        </draw:connector>
        <draw:connector draw:style-name="gr7" draw:text-style-name="P1" draw:layer="layout" svg:x1="11.926cm" svg:y1="15.388cm" svg:x2="11.285cm" svg:y2="11.73cm" draw:start-shape="id1" draw:start-glue-point="6" draw:end-shape="id3" draw:end-glue-point="1" svg:d="M11926 15388h-501v-1958h360v-1700h-500" svg:viewBox="0 0 642 3659">
          <text:p/>
        </draw:connector>
        <draw:connector draw:style-name="gr7" draw:text-style-name="P1" draw:layer="layout" svg:x1="8.222cm" svg:y1="8.789cm" svg:x2="8.842cm" svg:y2="10.7cm" draw:start-shape="id4" draw:start-glue-point="8" draw:end-shape="id3" draw:end-glue-point="0" svg:d="M8222 8789v956h620v955" svg:viewBox="0 0 621 1912">
          <text:p/>
        </draw:connector>
        <draw:connector draw:style-name="gr7" draw:text-style-name="P1" draw:layer="layout" svg:x1="8.222cm" svg:y1="6.214cm" svg:x2="7.717cm" svg:y2="4.56cm" draw:start-shape="id4" draw:start-glue-point="4" draw:end-shape="id5" draw:end-glue-point="2" svg:d="M8222 6214v-827h-505v-827" svg:viewBox="0 0 506 1655">
          <text:p/>
        </draw:connector>
        <draw:connector draw:style-name="gr7" draw:text-style-name="P1" draw:layer="layout" draw:line-skew="-0.33cm" svg:x1="8.842cm" svg:y1="12.76cm" svg:x2="8.063cm" svg:y2="14.5cm" draw:start-shape="id3" draw:start-glue-point="2" draw:end-shape="id6" draw:end-glue-point="4" svg:d="M8842 12760v540h-779v1200" svg:viewBox="0 0 780 1741">
          <text:p/>
        </draw:connector>
        <draw:connector draw:style-name="gr7" draw:text-style-name="P1" draw:layer="layout" svg:x1="10.068cm" svg:y1="18.9cm" svg:x2="8.063cm" svg:y2="17.076cm" draw:start-shape="id7" draw:start-glue-point="0" draw:end-shape="id6" draw:end-glue-point="8" svg:d="M10068 18900v-911h-2005v-913" svg:viewBox="0 0 2006 1825">
          <text:p/>
        </draw:connector>
        <draw:connector draw:style-name="gr7" draw:text-style-name="P1" draw:layer="layout" svg:x1="18.263cm" svg:y1="4.5cm" svg:x2="14.7cm" svg:y2="3.67cm" draw:start-shape="id8" draw:start-glue-point="4" draw:end-shape="id9" svg:d="M18263 4500v-830h-3563" svg:viewBox="0 0 3564 831">
          <text:p/>
        </draw:connector>
        <draw:connector draw:style-name="gr7" draw:text-style-name="P1" draw:layer="layout" svg:x1="18.263cm" svg:y1="7.076cm" svg:x2="19.366cm" svg:y2="11.47cm" draw:start-shape="id8" draw:start-glue-point="8" draw:end-shape="id2" draw:end-glue-point="1" svg:d="M18263 7076v1683h1604v2711h-501" svg:viewBox="0 0 1605 4395">
          <text:p/>
        </draw:connector>
        <draw:connector draw:style-name="gr7" draw:text-style-name="P1" draw:layer="layout" svg:x1="11.9cm" svg:y1="19.93cm" svg:x2="15.725cm" svg:y2="18.813cm" draw:start-shape="id7" draw:start-glue-point="1" draw:end-shape="id10" draw:end-glue-point="6" svg:d="M11900 19930h1912v-1117h1913" svg:viewBox="0 0 3826 1118">
          <text:p/>
        </draw:connector>
        <draw:connector draw:style-name="gr7" draw:text-style-name="P1" draw:layer="layout" svg:x1="17.863cm" svg:y1="17.525cm" svg:x2="17.883cm" svg:y2="12.5cm" draw:start-shape="id10" draw:start-glue-point="4" draw:end-shape="id2" draw:end-glue-point="2" svg:d="M17863 17525v-2513h20v-2512" svg:viewBox="0 0 21 5026">
          <text:p/>
        </draw:connector>
        <draw:custom-shape draw:style-name="gr8" draw:text-style-name="P4" xml:id="id11" draw:id="id11" draw:layer="layout" svg:width="4.3cm" svg:height="5.4cm" svg:x="1cm" svg:y="7.3cm">
          <text:p text:style-name="P1">- title</text:p>
          <text:p text:style-name="P1">- author</text:p>
          <text:p text:style-name="P1">- body</text:p>
          <text:p text:style-name="P1">- createdAt</text:p>
          <text:p text:style-name="P1">- reponses</text:p>
          <text:p text:style-name="P1">- isActive</text:p>
          <text:p text:style-name="P1">- numberVotes</text:p>
          <text:p text:style-name="P1">-reponseVali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4cm" svg:y1="11.73cm" svg:x2="5.3cm" svg:y2="10cm" draw:start-shape="id3" draw:start-glue-point="3" draw:end-shape="id11" draw:end-glue-point="1" svg:d="M6400 11730h-550v-1730h-550" svg:viewBox="0 0 1101 1731">
          <text:p/>
        </draw:connector>
        <draw:custom-shape draw:style-name="gr9" draw:text-style-name="P4" xml:id="id12" draw:id="id12" draw:layer="layout" svg:width="4.3cm" svg:height="3.6cm" svg:x="0.9cm" svg:y="18.6cm">
          <text:p text:style-name="P1">- author</text:p>
          <text:p text:style-name="P1"><text:s/>- createdAt</text:p>
          <text:p text:style-name="P1">- body</text:p>
          <text:p text:style-name="P1">- isActive</text:p>
          <text:p text:style-name="P1">- question</text:p>
          <draw:enhanced-geometry svg:viewBox="0 0 21600 21600" draw:type="rectangle" draw:enhanced-path="M 0 0 L 21600 0 21600 21600 0 21600 0 0 Z N"/>
        </draw:custom-shape>
        <draw:custom-shape draw:style-name="gr10" draw:text-style-name="P4" xml:id="id15" draw:id="id15" draw:layer="layout" svg:width="4.3cm" svg:height="4.8cm" svg:x="11.3cm" svg:y="5.7cm">
          <text:p text:style-name="P1">- username</text:p>
          <text:p text:style-name="P1">- email</text:p>
          <text:p text:style-name="P1">- password</text:p>
          <text:p text:style-name="P1">- role</text:p>
          <text:p text:style-name="P1">- questions</text:p>
          <text:p text:style-name="P1">- reponses</text:p>
          <text:p text:style-name="P1">- createdAt</text:p>
          <text:p text:style-name="P1">- updated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3" draw:id="id13" draw:layer="layout" svg:width="4.3cm" svg:height="1.1cm" svg:x="1cm" svg:y="1cm">
          <text:p text:style-name="P1">- nam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36cm" svg:y1="19.93cm" svg:x2="5.2cm" svg:y2="20.4cm" draw:start-shape="id7" draw:start-glue-point="3" draw:end-shape="id12" draw:end-glue-point="1" svg:d="M8236 19930h-1518v470h-1518" svg:viewBox="0 0 3037 471">
          <text:p/>
        </draw:connector>
        <draw:connector draw:style-name="gr7" draw:text-style-name="P1" draw:layer="layout" svg:x1="5.3cm" svg:y1="1.55cm" svg:x2="7.717cm" svg:y2="2.5cm" draw:start-shape="id13" draw:start-glue-point="1" draw:end-shape="id5" draw:end-glue-point="0" svg:d="M5300 1550h2417v950" svg:viewBox="0 0 2418 951">
          <text:p/>
        </draw:connector>
        <draw:custom-shape draw:style-name="gr12" draw:text-style-name="P4" xml:id="id14" draw:id="id14" draw:layer="layout" svg:width="4.3cm" svg:height="1.5cm" svg:x="16.3cm" svg:y="1cm">
          <text:p text:style-name="P1">- name</text:p>
          <text:p text:style-name="P1">- labe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3cm" svg:y1="1.75cm" svg:x2="13.217cm" svg:y2="2.64cm" draw:start-shape="id14" draw:start-glue-point="3" draw:end-shape="id9" draw:end-glue-point="0" svg:d="M16300 1750h-3083v890" svg:viewBox="0 0 3084 891">
          <text:p/>
        </draw:connector>
        <draw:connector draw:style-name="gr7" draw:text-style-name="P1" draw:layer="layout" svg:x1="17.883cm" svg:y1="10.44cm" svg:x2="15.6cm" svg:y2="8.1cm" draw:start-shape="id2" draw:start-glue-point="0" draw:end-shape="id15" svg:d="M17883 10440v-2340h-2283" svg:viewBox="0 0 2284 2341">
          <text:p/>
        </draw:connector>
        <draw:frame draw:style-name="gr13" draw:text-style-name="P5" draw:layer="layout" svg:width="1.9cm" svg:height="0.806cm" svg:x="7.6cm" svg:y="4.5cm">
          <draw:text-box>
            <text:p>0, n</text:p>
          </draw:text-box>
        </draw:frame>
        <draw:frame draw:style-name="gr13" draw:text-style-name="P5" draw:layer="layout" svg:width="1.9cm" svg:height="0.806cm" svg:x="8.8cm" svg:y="9.898cm">
          <draw:text-box>
            <text:p>1, n</text:p>
          </draw:text-box>
        </draw:frame>
        <draw:frame draw:style-name="gr13" draw:text-style-name="P5" draw:layer="layout" svg:width="1.9cm" svg:height="0.806cm" svg:x="8.1cm" svg:y="13.394cm">
          <draw:text-box>
            <text:p>0, n</text:p>
          </draw:text-box>
        </draw:frame>
        <draw:frame draw:style-name="gr13" draw:text-style-name="P5" draw:layer="layout" svg:width="1.9cm" svg:height="0.806cm" svg:x="11.3cm" svg:y="10.9cm">
          <draw:text-box>
            <text:p>1, 1</text:p>
          </draw:text-box>
        </draw:frame>
        <draw:frame draw:style-name="gr13" draw:text-style-name="P5" draw:layer="layout" svg:width="1.9cm" svg:height="0.806cm" svg:x="8.1cm" svg:y="17.194cm">
          <draw:text-box>
            <text:p>1, 1</text:p>
          </draw:text-box>
        </draw:frame>
        <draw:frame draw:style-name="gr13" draw:text-style-name="P5" draw:layer="layout" svg:width="1.9cm" svg:height="0.806cm" svg:x="11.9cm" svg:y="19.098cm">
          <draw:text-box>
            <text:p>1, 1</text:p>
          </draw:text-box>
        </draw:frame>
        <draw:frame draw:style-name="gr13" draw:text-style-name="P5" draw:layer="layout" svg:width="1.5cm" svg:height="0.806cm" svg:x="14.9cm" svg:y="10.694cm">
          <draw:text-box>
            <text:p>0, n</text:p>
          </draw:text-box>
        </draw:frame>
        <draw:frame draw:style-name="gr13" draw:text-style-name="P5" draw:layer="layout" svg:width="1.5cm" svg:height="0.806cm" svg:x="17.9cm" svg:y="12.494cm">
          <draw:text-box>
            <text:p>0, n</text:p>
          </draw:text-box>
        </draw:frame>
        <draw:frame draw:style-name="gr13" draw:text-style-name="P5" draw:layer="layout" svg:width="1.5cm" svg:height="0.806cm" svg:x="19.4cm" svg:y="11.5cm">
          <draw:text-box>
            <text:p>1, 1</text:p>
          </draw:text-box>
        </draw:frame>
        <draw:frame draw:style-name="gr13" draw:text-style-name="P5" draw:layer="layout" svg:width="1.9cm" svg:height="0.806cm" svg:x="14.7cm" svg:y="2.894cm">
          <draw:text-box>
            <text:p>0, n</text:p>
          </draw:text-box>
        </draw:frame>
        <draw:custom-shape draw:style-name="gr6" draw:text-style-name="P3" xml:id="id16" draw:id="id16" draw:layer="layout" svg:width="4.275cm" svg:height="2.576cm" svg:x="1.425cm" svg:y="14.424cm">
          <text:p text:style-name="P1">HAS</text:p>
          <text:p text:style-name="P1">1:1</text:p>
          <text:p text:style-name="P1">(Vali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.285cm" svg:y1="11.73cm" svg:x2="11.285cm" svg:y2="11.73cm" draw:start-shape="id3" draw:end-shape="id3" svg:d="M11285 11730z" svg:viewBox="0 0 1 1">
          <text:p/>
        </draw:connector>
        <draw:connector draw:style-name="gr7" draw:text-style-name="P1" draw:layer="layout" draw:line-skew="-0.292cm" svg:x1="5.074cm" svg:y1="14.801cm" svg:x2="8.842cm" svg:y2="12.76cm" draw:start-shape="id16" draw:start-glue-point="11" draw:end-shape="id3" svg:d="M5074 14801v-1501h3768v-540" svg:viewBox="0 0 3769 2042">
          <text:p/>
        </draw:connector>
        <draw:connector draw:style-name="gr7" draw:text-style-name="P1" draw:layer="layout" draw:line-skew="0.049cm" svg:x1="5.074cm" svg:y1="16.623cm" svg:x2="10.068cm" svg:y2="18.9cm" draw:start-shape="id16" draw:start-glue-point="9" draw:end-shape="id7" draw:end-glue-point="0" svg:d="M5074 16623v1377h4994v900" svg:viewBox="0 0 4995 2278">
          <text:p/>
        </draw:connector>
        <draw:frame draw:style-name="gr13" draw:text-style-name="P5" draw:layer="layout" svg:width="1.9cm" svg:height="0.806cm" svg:x="5.1cm" svg:y="17.094cm">
          <draw:text-box>
            <text:p>1, 1</text:p>
          </draw:text-box>
        </draw:frame>
        <draw:frame draw:style-name="gr13" draw:text-style-name="P5" draw:layer="layout" svg:width="1.9cm" svg:height="0.806cm" svg:x="5.1cm" svg:y="13.3cm">
          <draw:text-box>
            <text:p>0,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21:06:40.725408890</meta:creation-date>
    <dc:date>2018-06-19T15:59:12.274190095</dc:date>
    <meta:editing-duration>PT20M50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